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paragraph-properties fo:padding="0.0193in" fo:border="0.0008in solid #d9d9e3"/>
    </style:style>
    <style:style style:name="P2" style:family="paragraph" style:parent-style-name="Text_20_body">
      <style:paragraph-properties fo:padding="0.0193in" fo:border="0.0008in solid #d9d9e3"/>
    </style:style>
    <style:style style:name="P3" style:family="paragraph" style:parent-style-name="Heading_20_3">
      <style:paragraph-properties fo:padding="0.0193in" fo:border="0.0008in solid #d9d9e3"/>
    </style:style>
    <style:style style:name="P4" style:family="paragraph" style:parent-style-name="Text_20_body">
      <style:paragraph-properties fo:padding="0.0193in" fo:border="0.0008in solid #d9d9e3"/>
    </style:style>
    <style:style style:name="P5" style:family="paragraph" style:parent-style-name="Text_20_body" style:list-style-name="L1">
      <style:paragraph-properties fo:padding="0.0193in" fo:border="0.0008in solid #d9d9e3"/>
    </style:style>
    <style:style style:name="P6" style:family="paragraph" style:parent-style-name="Text_20_body" style:list-style-name="L2">
      <style:paragraph-properties fo:padding="0.0193in" fo:border="0.0008in solid #d9d9e3"/>
    </style:style>
    <style:style style:name="P7" style:family="paragraph" style:parent-style-name="Text_20_body" style:list-style-name="L3">
      <style:paragraph-properties fo:padding="0.0193in" fo:border="0.0008in solid #d9d9e3"/>
    </style:style>
    <style:style style:name="P8" style:family="paragraph" style:parent-style-name="Text_20_body" style:list-style-name="L4">
      <style:paragraph-properties fo:padding="0.0193in" fo:border="0.0008in solid #d9d9e3"/>
    </style:style>
    <style:style style:name="P9" style:family="paragraph" style:parent-style-name="Text_20_body" style:list-style-name="L5">
      <style:paragraph-properties fo:padding="0.0193in" fo:border="0.0008in solid #d9d9e3"/>
    </style:style>
    <style:style style:name="P10" style:family="paragraph" style:parent-style-name="Text_20_body" style:list-style-name="L6">
      <style:paragraph-properties fo:padding="0.0193in" fo:border="0.0008in solid #d9d9e3"/>
    </style:style>
    <style:style style:name="P11" style:family="paragraph" style:parent-style-name="Text_20_body" style:list-style-name="L7">
      <style:paragraph-properties fo:padding="0.0193in" fo:border="0.0008in solid #d9d9e3"/>
    </style:style>
    <style:style style:name="P12" style:family="paragraph" style:parent-style-name="Text_20_body" style:list-style-name="L8">
      <style:paragraph-properties fo:padding="0.0193in" fo:border="0.0008in solid #d9d9e3"/>
    </style:style>
    <style:style style:name="P13" style:family="paragraph" style:parent-style-name="Text_20_body" style:list-style-name="L9">
      <style:paragraph-properties fo:padding="0.0193in" fo:border="0.0008in solid #d9d9e3"/>
    </style:style>
    <style:style style:name="P14" style:family="paragraph" style:parent-style-name="Text_20_body" style:list-style-name="L10">
      <style:paragraph-properties fo:padding="0.0193in" fo:border="0.0008in solid #d9d9e3"/>
    </style:style>
    <style:style style:name="P15" style:family="paragraph" style:parent-style-name="Text_20_body" style:list-style-name="L11">
      <style:paragraph-properties fo:padding="0.0193in" fo:border="0.0008in solid #d9d9e3"/>
    </style:style>
    <style:style style:name="P16" style:family="paragraph" style:parent-style-name="Text_20_body" style:list-style-name="L12">
      <style:paragraph-properties fo:padding="0.0193in" fo:border="0.0008in solid #d9d9e3"/>
    </style:style>
    <style:style style:name="P17" style:family="paragraph" style:parent-style-name="Text_20_body" style:list-style-name="L13">
      <style:paragraph-properties fo:padding="0.0193in" fo:border="0.0008in solid #d9d9e3"/>
    </style:style>
    <style:style style:name="P18" style:family="paragraph" style:parent-style-name="Text_20_body" style:list-style-name="L14">
      <style:paragraph-properties fo:padding="0.0193in" fo:border="0.0008in solid #d9d9e3"/>
    </style:style>
    <style:style style:name="P19" style:family="paragraph" style:parent-style-name="Text_20_body" style:list-style-name="L15">
      <style:paragraph-properties fo:padding="0.0193in" fo:border="0.0008in solid #d9d9e3"/>
    </style:style>
    <style:style style:name="P20" style:family="paragraph" style:parent-style-name="Text_20_body" style:list-style-name="L16">
      <style:paragraph-properties fo:padding="0.0193in" fo:border="0.0008in solid #d9d9e3"/>
    </style:style>
    <style:style style:name="P21" style:family="paragraph" style:parent-style-name="Text_20_body" style:list-style-name="L17">
      <style:paragraph-properties fo:padding="0.0193in" fo:border="0.0008in solid #d9d9e3"/>
    </style:style>
    <style:style style:name="P22" style:family="paragraph" style:parent-style-name="Text_20_body" style:list-style-name="L2">
      <style:paragraph-properties fo:margin-top="0in" fo:margin-bottom="0in" fo:padding="0.0193in" fo:border="0.0008in solid #d9d9e3"/>
    </style:style>
    <style:style style:name="P23" style:family="paragraph" style:parent-style-name="Text_20_body" style:list-style-name="L4">
      <style:paragraph-properties fo:margin-top="0in" fo:margin-bottom="0in" fo:padding="0.0193in" fo:border="0.0008in solid #d9d9e3"/>
    </style:style>
    <style:style style:name="P24" style:family="paragraph" style:parent-style-name="Text_20_body" style:list-style-name="L5">
      <style:paragraph-properties fo:margin-top="0in" fo:margin-bottom="0in" fo:padding="0.0193in" fo:border="0.0008in solid #d9d9e3"/>
    </style:style>
    <style:style style:name="P25" style:family="paragraph" style:parent-style-name="Text_20_body" style:list-style-name="L6">
      <style:paragraph-properties fo:margin-top="0in" fo:margin-bottom="0in" fo:padding="0.0193in" fo:border="0.0008in solid #d9d9e3"/>
    </style:style>
    <style:style style:name="P26" style:family="paragraph" style:parent-style-name="Text_20_body" style:list-style-name="L7">
      <style:paragraph-properties fo:margin-top="0in" fo:margin-bottom="0in" fo:padding="0.0193in" fo:border="0.0008in solid #d9d9e3"/>
    </style:style>
    <style:style style:name="P27" style:family="paragraph" style:parent-style-name="Text_20_body" style:list-style-name="L8">
      <style:paragraph-properties fo:margin-top="0in" fo:margin-bottom="0in" fo:padding="0.0193in" fo:border="0.0008in solid #d9d9e3"/>
    </style:style>
    <style:style style:name="P28" style:family="paragraph" style:parent-style-name="Text_20_body" style:list-style-name="L9">
      <style:paragraph-properties fo:margin-top="0in" fo:margin-bottom="0in" fo:padding="0.0193in" fo:border="0.0008in solid #d9d9e3"/>
    </style:style>
    <style:style style:name="P29" style:family="paragraph" style:parent-style-name="Text_20_body" style:list-style-name="L10">
      <style:paragraph-properties fo:margin-top="0in" fo:margin-bottom="0in" fo:padding="0.0193in" fo:border="0.0008in solid #d9d9e3"/>
    </style:style>
    <style:style style:name="P30" style:family="paragraph" style:parent-style-name="Text_20_body" style:list-style-name="L11">
      <style:paragraph-properties fo:margin-top="0in" fo:margin-bottom="0in" fo:padding="0.0193in" fo:border="0.0008in solid #d9d9e3"/>
    </style:style>
    <style:style style:name="P31" style:family="paragraph" style:parent-style-name="Text_20_body" style:list-style-name="L12">
      <style:paragraph-properties fo:margin-top="0in" fo:margin-bottom="0in" fo:padding="0.0193in" fo:border="0.0008in solid #d9d9e3"/>
    </style:style>
    <style:style style:name="P32" style:family="paragraph" style:parent-style-name="Text_20_body" style:list-style-name="L13">
      <style:paragraph-properties fo:margin-top="0in" fo:margin-bottom="0in" fo:padding="0.0193in" fo:border="0.0008in solid #d9d9e3"/>
    </style:style>
    <style:style style:name="P33" style:family="paragraph" style:parent-style-name="Text_20_body" style:list-style-name="L15">
      <style:paragraph-properties fo:margin-top="0in" fo:margin-bottom="0in" fo:padding="0.0193in" fo:border="0.0008in solid #d9d9e3"/>
    </style:style>
    <style:style style:name="P34" style:family="paragraph" style:parent-style-name="Text_20_body" style:list-style-name="L16">
      <style:paragraph-properties fo:margin-top="0in" fo:margin-bottom="0in"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6: Работа с базами данных в PHP</text:h>
      <text:h text:style-name="P1" text:outline-level="4">6.1. Введение в SQL</text:h>
      <text:p text:style-name="P2"><text:span text:style-name="Strong_20_Emphasis">Структура баз данных</text:span>:</text:p>
      <text:list xml:id="list2822910900036505468" text:style-name="L1">
        <text:list-item>
          <text:p text:style-name="P5"><text:span text:style-name="Strong_20_Emphasis">Таблицы и отношения:</text:span> Базы данных состоят из таблиц, которые хранят данные, и отношений между ними.</text:p>
        </text:list-item>
      </text:list>
      <text:p text:style-name="P2"><text:span text:style-name="Strong_20_Emphasis">Язык SQL</text:span>:</text:p>
      <text:list xml:id="list2177044230914043984" text:style-name="L2">
        <text:list-item>
          <text:p text:style-name="P22"><text:span text:style-name="Strong_20_Emphasis">CRUD операции:</text:span> Создание (Create), чтение (Read), обновление (Update), удаление (Delete) - основные операции над данными в базе данных.</text:p>
        </text:list-item>
        <text:list-item>
          <text:p text:style-name="P6"><text:span text:style-name="Strong_20_Emphasis">Запросы:</text:span> SELECT, INSERT, UPDATE, DELETE для работы с данными в таблицах.</text:p>
        </text:list-item>
      </text:list>
      <text:h text:style-name="P1" text:outline-level="4">6.2. Подключение к базе данных</text:h>
      <text:p text:style-name="P2"><text:span text:style-name="Strong_20_Emphasis">Подключение к БД в PHP</text:span>:</text:p>
      <text:list xml:id="list3264713918155139009" text:style-name="L3">
        <text:list-item>
          <text:p text:style-name="P7"><text:span text:style-name="Strong_20_Emphasis">Различные драйверы БД:</text:span> PHP поддерживает различные драйверы для работы с разными СУБД (например, MySQL, PostgreSQL, SQLite).</text:p>
        </text:list-item>
      </text:list>
      <text:p text:style-name="P2"><text:span text:style-name="Strong_20_Emphasis">Использование расширения PDO</text:span>:</text:p>
      <text:list xml:id="list804852400295574424" text:style-name="L4">
        <text:list-item>
          <text:p text:style-name="P23"><text:span text:style-name="Strong_20_Emphasis">PDO (PHP Data Objects):</text:span> Расширение PHP, которое предоставляет унифицированный интерфейс для работы с различными СУБД.</text:p>
        </text:list-item>
        <text:list-item>
          <text:p text:style-name="P8"><text:span text:style-name="Strong_20_Emphasis">Установка соединения:</text:span> Создание соединения с базой данных с помощью PDO.</text:p>
        </text:list-item>
      </text:list>
      <text:h text:style-name="P1" text:outline-level="4">6.3. Выполнение запросов к базе данных</text:h>
      <text:p text:style-name="P2"><text:span text:style-name="Strong_20_Emphasis">Выполнение запросов с помощью PDO</text:span>:</text:p>
      <text:list xml:id="list8040500173817841656" text:style-name="L5">
        <text:list-item>
          <text:p text:style-name="P24"><text:span text:style-name="Strong_20_Emphasis">Подготовленные запросы:</text:span> Предотвращение SQL-инъекций и повышение безопасности.</text:p>
        </text:list-item>
        <text:list-item>
          <text:p text:style-name="P9"><text:span text:style-name="Strong_20_Emphasis">Использование различных запросов:</text:span> SELECT, INSERT, UPDATE, DELETE для манипуляции данными в БД.</text:p>
        </text:list-item>
      </text:list>
      <text:h text:style-name="P1" text:outline-level="4">6.4. Защита от SQL-инъекций</text:h>
      <text:p text:style-name="P2"><text:span text:style-name="Strong_20_Emphasis">Предотвращение SQL-инъекций</text:span>:</text:p>
      <text:list xml:id="list874099248264815058" text:style-name="L6">
        <text:list-item>
          <text:p text:style-name="P25"><text:span text:style-name="Strong_20_Emphasis">Подготовленные запросы:</text:span> Использование параметризованных запросов для предотвращения внедрения вредоносного кода SQL.</text:p>
        </text:list-item>
        <text:list-item>
          <text:p text:style-name="P10"><text:span text:style-name="Strong_20_Emphasis">Фильтрация входных данных:</text:span> Проверка и фильтрация вводимых данных, чтобы предотвратить нежелательные запросы к БД.</text:p>
        </text:list-item>
      </text:list>
      <text:h text:style-name="P1" text:outline-level="4">6.5. Работа с различными типами баз данных</text:h>
      <text:p text:style-name="P2"><text:span text:style-name="Strong_20_Emphasis">Работа с различными СУБД в PHP</text:span>:</text:p>
      <text:list xml:id="list7741446026193418236" text:style-name="L7">
        <text:list-item>
          <text:p text:style-name="P26"><text:span text:style-name="Strong_20_Emphasis">MySQL:</text:span> Одна из самых популярных СУБД, которая часто используется в веб-разработке.</text:p>
        </text:list-item>
        <text:list-item>
          <text:p text:style-name="P26"><text:span text:style-name="Strong_20_Emphasis">PostgreSQL:</text:span> Более мощная и расширяемая СУБД, предоставляющая расширенные функциональные возможности.</text:p>
        </text:list-item>
        <text:list-item>
          <text:p text:style-name="P11"><text:soft-page-break/><text:span text:style-name="Strong_20_Emphasis">SQLite:</text:span> Легкая, встроенная СУБД, идеально подходящая для небольших проектов и тестирования.</text:p>
        </text:list-item>
      </text:list>
      <text:h text:style-name="P1" text:outline-level="4">Применение работы с базами данных в профессиональной разработке</text:h>
      <text:list xml:id="list2506365343168563736" text:style-name="L8">
        <text:list-item>
          <text:p text:style-name="P27"><text:span text:style-name="Strong_20_Emphasis">Хранение данных:</text:span> Базы данных используются для хранения и организации информации, необходимой для приложений.</text:p>
        </text:list-item>
        <text:list-item>
          <text:p text:style-name="P27"><text:span text:style-name="Strong_20_Emphasis">Взаимодействие с приложением:</text:span> PHP обеспечивает обработку запросов к БД и обновление данных в реальном времени.</text:p>
        </text:list-item>
        <text:list-item>
          <text:p text:style-name="P12"><text:span text:style-name="Strong_20_Emphasis">Безопасность данных:</text:span> Защита информации в базе данных является ключевой задачей для обеспечения конфиденциальности и целостности данных.</text:p>
        </text:list-item>
      </text:list>
      <text:p text:style-name="P2">Понимание работы с базами данных в PHP является важной частью для профессиональной разработки, поскольку многие веб-приложения зависят от эффективной работы с данными. Это позволяет разработчикам создавать мощные и функциональные приложения, взаимодействуя с данными в базе и обеспечивая безопасность этих данных.</text:p>
      <text:p text:style-name="Standard"/>
      <text:p text:style-name="Standard"/>
      <text:p text:style-name="Standard"/>
      <text:p text:style-name="Standard"/>
      <text:p text:style-name="P2">В профессиональной разработке с использованием PHP, работа с базами данных играет ключевую роль, так как она обеспечивает хранение, организацию и доступ к данным, необходимым для веб-приложений и сервисов. В главе 6 мы рассмотрим основные аспекты работы с базами данных в PHP, начиная от взаимодействия с различными СУБД до безопасности данных.</text:p>
      <text:h text:style-name="P3" text:outline-level="3">6.1. Типы баз данных и подключение к ним</text:h>
      <text:p text:style-name="P2"><text:span text:style-name="Strong_20_Emphasis">Различные типы СУБД</text:span>:</text:p>
      <text:list xml:id="list3712821411493855807" text:style-name="L9">
        <text:list-item>
          <text:p text:style-name="P28"><text:span text:style-name="Strong_20_Emphasis">MySQL, PostgreSQL, SQLite:</text:span> Популярные системы управления базами данных, используемые в веб-разработке.</text:p>
        </text:list-item>
        <text:list-item>
          <text:p text:style-name="P13"><text:span text:style-name="Strong_20_Emphasis">NoSQL (например, MongoDB):</text:span> Альтернативные базы данных, предоставляющие неструктурированный подход к хранению данных.</text:p>
        </text:list-item>
      </text:list>
      <text:p text:style-name="P2"><text:span text:style-name="Strong_20_Emphasis">Подключение к базе данных</text:span>:</text:p>
      <text:list xml:id="list8553736252928072420" text:style-name="L10">
        <text:list-item>
          <text:p text:style-name="P29">Использование PHP Data Objects (PDO) или специфичных расширений для соединения с базой данных.</text:p>
        </text:list-item>
        <text:list-item>
          <text:p text:style-name="P14">Конфигурация соединения, включая хост, имя пользователя, пароль и базу данных.</text:p>
        </text:list-item>
      </text:list>
      <text:h text:style-name="P3" text:outline-level="3">6.2. Основные операции с базами данных</text:h>
      <text:p text:style-name="P2"><text:span text:style-name="Strong_20_Emphasis">CRUD операции</text:span>:</text:p>
      <text:list xml:id="list3107264500534278631" text:style-name="L11">
        <text:list-item>
          <text:p text:style-name="P30"><text:span text:style-name="Strong_20_Emphasis">CREATE:</text:span> Добавление новых записей в базу данных.</text:p>
        </text:list-item>
        <text:list-item>
          <text:p text:style-name="P30"><text:span text:style-name="Strong_20_Emphasis">READ:</text:span> Получение данных из базы для отображения или обработки.</text:p>
        </text:list-item>
        <text:list-item>
          <text:p text:style-name="P30"><text:span text:style-name="Strong_20_Emphasis">UPDATE:</text:span> Изменение существующих данных в базе.</text:p>
        </text:list-item>
        <text:list-item>
          <text:p text:style-name="P15"><text:span text:style-name="Strong_20_Emphasis">DELETE:</text:span> Удаление записей из базы данных.</text:p>
        </text:list-item>
      </text:list>
      <text:p text:style-name="P2"><text:span text:style-name="Strong_20_Emphasis">Язык SQL</text:span>:</text:p>
      <text:list xml:id="list4383229533813584261" text:style-name="L12">
        <text:list-item>
          <text:p text:style-name="P31"><text:span text:style-name="Strong_20_Emphasis">Структурированный язык запросов (SQL):</text:span> Основной язык для работы с данными в <text:soft-page-break/>базах данных.</text:p>
        </text:list-item>
        <text:list-item>
          <text:p text:style-name="P16"><text:span text:style-name="Strong_20_Emphasis">Выполнение SQL запросов в PHP:</text:span> Использование функций для выполнения SQL запросов через PHP.</text:p>
        </text:list-item>
      </text:list>
      <text:h text:style-name="P3" text:outline-level="3">6.3. Защита данных и безопасность</text:h>
      <text:p text:style-name="P2"><text:span text:style-name="Strong_20_Emphasis">SQL-инъекции и защита от них</text:span>:</text:p>
      <text:list xml:id="list2122318983125256850" text:style-name="L13">
        <text:list-item>
          <text:p text:style-name="P32"><text:span text:style-name="Strong_20_Emphasis">Подготовленные запросы:</text:span> Использование подготовленных запросов для предотвращения SQL-инъекций.</text:p>
        </text:list-item>
        <text:list-item>
          <text:p text:style-name="P17"><text:span text:style-name="Strong_20_Emphasis">Фильтрация ввода:</text:span> Проверка и фильтрация данных, получаемых от пользователей.</text:p>
        </text:list-item>
      </text:list>
      <text:p text:style-name="P2"><text:span text:style-name="Strong_20_Emphasis">Хэширование паролей и шифрование данных</text:span>:</text:p>
      <text:list xml:id="list2280171425574774439" text:style-name="L14">
        <text:list-item>
          <text:p text:style-name="P18"><text:span text:style-name="Strong_20_Emphasis">Хранение паролей в зашифрованном виде:</text:span> Применение хэш-функций для безопасного хранения паролей пользователей.</text:p>
        </text:list-item>
      </text:list>
      <text:h text:style-name="P3" text:outline-level="3">6.4. Применение работы с базами данных в профессиональной разработке</text:h>
      <text:p text:style-name="P2"><text:span text:style-name="Strong_20_Emphasis">Управление данными в приложениях</text:span>:</text:p>
      <text:list xml:id="list5471337737602032224" text:style-name="L15">
        <text:list-item>
          <text:p text:style-name="P33"><text:span text:style-name="Strong_20_Emphasis">Хранение пользовательских данных:</text:span> Хранение информации о пользователях, их действиях и предпочтениях.</text:p>
        </text:list-item>
        <text:list-item>
          <text:p text:style-name="P19"><text:span text:style-name="Strong_20_Emphasis">Управление контентом:</text:span> Хранение и обновление статического и динамического контента приложения.</text:p>
        </text:list-item>
      </text:list>
      <text:p text:style-name="P2"><text:span text:style-name="Strong_20_Emphasis">Оптимизация запросов и баз данных</text:span>:</text:p>
      <text:list xml:id="list2149622713523479555" text:style-name="L16">
        <text:list-item>
          <text:p text:style-name="P34"><text:span text:style-name="Strong_20_Emphasis">Индексирование:</text:span> Оптимизация запросов к базам данных для ускорения их выполнения.</text:p>
        </text:list-item>
        <text:list-item>
          <text:p text:style-name="P20"><text:span text:style-name="Strong_20_Emphasis">Нормализация данных:</text:span> Структурирование данных для уменьшения избыточности и повышения эффективности базы данных.</text:p>
        </text:list-item>
      </text:list>
      <text:p text:style-name="P2"><text:span text:style-name="Strong_20_Emphasis">Безопасность данных и соответствие законодательству</text:span>:</text:p>
      <text:list xml:id="list4669009282563122181" text:style-name="L17">
        <text:list-item>
          <text:p text:style-name="P21"><text:span text:style-name="Strong_20_Emphasis">Соблюдение GDPR и других стандартов:</text:span> Обеспечение безопасности и конфиденциальности данных пользователей с учетом требований законодательства.</text:p>
        </text:list-item>
      </text:list>
      <text:p text:style-name="P2">Понимание работы с базами данных в PHP является фундаментальным для создания безопасных, масштабируемых и эффективных веб-приложений. Это ключевой аспект профессиональной разработки, который помогает обеспечить работу приложений с данными в безопасном и эффективном режим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4</meta:editing-cycles>
    <meta:generator>OpenOffice/4.1.14$Win32 OpenOffice.org_project/4114m1$Build-9811</meta:generator>
    <dc:date>2023-11-30T21:27:20.65</dc:date>
    <dc:creator>Dima Wide</dc:creator>
    <meta:document-statistic meta:table-count="0" meta:image-count="0" meta:object-count="0" meta:page-count="3" meta:paragraph-count="64" meta:word-count="680" meta:character-count="5039"/>
    <meta:user-defined meta:name="Info 1"/>
    <meta:user-defined meta:name="Info 2"/>
    <meta:user-defined meta:name="Info 3"/>
    <meta:user-defined meta:name="Info 4"/>
  </office:meta>
</office:document-meta>
</file>